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42ca" officeooo:paragraph-rsid="000e42ca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SFMono-Regular" fo:font-size="10.5pt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SFMono-Regular" fo:font-size="10.5pt" fo:letter-spacing="normal" fo:font-style="normal" fo:font-weight="normal" officeooo:rsid="000f9dc5" officeooo:paragraph-rsid="000f9dc5"/>
    </style:style>
    <style:style style:name="P4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/>
    </style:style>
    <style:style style:name="P5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officeooo:paragraph-rsid="000e42ca"/>
    </style:style>
    <style:style style:name="T1" style:family="text">
      <style:text-properties officeooo:rsid="000e42ca"/>
    </style:style>
    <style:style style:name="T2" style:family="text">
      <style:text-properties fo:font-variant="normal" fo:text-transform="none" fo:color="#24292e" style:font-name="SFMono-Regular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t init – <text:span text:style-name="T1">initiates the current file to be git compatable (adds a .git) use cd in the consol to get to the file</text:span></text:p>
      <text:p text:style-name="P2"/>
      <text:p text:style-name="P3">git add . - This adds all elements in the current directory to git</text:p>
      <text:p text:style-name="P4"/>
      <text:p text:style-name="P5">git commit -m "<text:span text:style-name="T1">words</text:span>" – <text:span text:style-name="T1">commits changes to git (doesn’t upload them) with a reference as “words” which you change. -m just means commit to master which most of the time you will want to do</text:span></text:p>
      <text:p text:style-name="P5"/>
      <text:p text:style-name="P5"><text:span text:style-name="T1"><text:s/></text:span></text:p>
      <text:p text:style-name="P4">git remote add origin <text:a xlink:type="simple" xlink:href="https://github.com/Hammie217/name.git" text:style-name="Internet_20_link" text:visited-style-name="Visited_20_Internet_20_Link">https://github.com/Hammie217/</text:a><text:a xlink:type="simple" xlink:href="https://github.com/Hammie217/name.git" text:style-name="Internet_20_link" text:visited-style-name="Visited_20_Internet_20_Link"><text:span text:style-name="T1">name.git</text:span></text:a><text:span text:style-name="T1"> – this sets the repository that git should push to</text:span></text:p>
      <text:p text:style-name="P4"/>
      <text:p text:style-name="P4"/>
      <text:p text:style-name="P4">git push -u origin master – <text:span text:style-name="T1">pushes (uploads) your changes to github</text:span></text:p>
      <text:p text:style-name="P4"/>
      <text:p text:style-name="P4"/>
      <text:p text:style-name="P1">git config --global push.default matching – I use this to mean I don’t have to write <text:span text:style-name="T2">-u origin master when I push</text:span></text:p>
      <text:p text:style-name="P1"><text:span text:style-name="T2"/></text:p>
      <text:p text:style-name="P1"><text:span text:style-name="T2"><text:s text:c="2"/></text:span></text:p>
      <text:p text:style-name="P1">git push – easy pu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3:12:00.915319357</meta:creation-date>
    <dc:date>2017-11-14T13:37:38.403019007</dc:date>
    <meta:editing-duration>PT15M27S</meta:editing-duration>
    <meta:editing-cycles>1</meta:editing-cycles>
    <meta:document-statistic meta:table-count="0" meta:image-count="0" meta:object-count="0" meta:page-count="1" meta:paragraph-count="9" meta:word-count="123" meta:character-count="679" meta:non-whitespace-character-count="555"/>
    <meta:generator>LibreOffice/5.1.6.2$Linux_X86_64 LibreOffice_project/10m0$Build-2</meta:generator>
  </office:meta>
</office:document-meta>
</file>